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padme-anakin-luke</text:p>
          </table:table-cell>
          <table:table-cell table:style-name="ce411" office:value-type="string" calcext:value-type="string">
            <text:p>som-leia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525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e-anakin-vader-ffm</text:p>
          </table:table-cell>
          <table:table-cell table:style-name="ce411" office:value-type="string" calcext:value-type="string">
            <text:p>som-sheev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 table:style-name="ce418" office:value-type="date" office:date-value="2020-09-29" calcext:value-type="date">
            <text:p>09-29</text:p>
          </table:table-cell>
          <table:table-cell table:style-name="ce52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525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b-elizabeth</text:p>
          </table:table-cell>
          <table:table-cell table:style-name="ce411" office:value-type="string" calcext:value-type="string">
            <text:p>som-elizabeth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525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4c-bernie</text:p>
          </table:table-cell>
          <table:table-cell table:style-name="ce411" office:value-type="string" calcext:value-type="string">
            <text:p>som-bernie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19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4:47:48.384992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03T20:18:12.871435415</dc:date>
    <meta:editing-duration>P122DT14H53M29S</meta:editing-duration>
    <meta:editing-cycles>1500</meta:editing-cycles>
    <meta:document-statistic meta:table-count="12" meta:cell-count="3339" meta:object-count="0"/>
  </office:meta>
</office:document-meta>
</file>